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E8000000C3EBE5FF0A16BCC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기본값">
        <draw:frame draw:style-name="gr1" draw:text-style-name="P1" draw:layer="layout" svg:width="23.772cm" svg:height="9.5cm" svg:x="0cm" svg:y="0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E8000000C3EBE5FF0A16BCCDD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77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0T14:08:32.862000000</meta:creation-date>
    <dc:date>2021-12-30T14:10:37.959000000</dc:date>
    <meta:editing-duration>PT2M5S</meta:editing-duration>
    <meta:editing-cycles>1</meta:editing-cycles>
    <meta:document-statistic meta:object-count="1"/>
    <meta:generator>LibreOffice/7.1.4.2$Windows_X86_64 LibreOffice_project/a529a4fab45b75fefc5b6226684193eb000654f6</meta:generator>
  </office:meta>
</office:document-meta>
</file>